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83b" officeooo:paragraph-rsid="000758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</text:p>
      <text:p text:style-name="P1"/>
      <text:p text:style-name="P1">julie@Julie:~$ ls</text:p>
      <text:p text:style-name="P1">Bureau <text:s text:c="4"/>examples.desktop <text:s/>Modèles <text:s/>Public <text:s text:c="10"/>Vidéos</text:p>
      <text:p text:style-name="P1">Documents <text:s/>Images <text:s text:c="11"/>Musique <text:s/>Téléchargements</text:p>
      <text:p text:style-name="P1">julie@Julie:~$ cd Bureau/</text:p>
      <text:p text:style-name="P1">julie@Julie:~/Bureau$ ls</text:p>
      <text:p text:style-name="P1">6-ProjetWeb.pdf <text:s/>CV <text:s text:c="12"/>micka poubelle <text:s/>Ruby.odt <text:s/>testcss.css</text:p>
      <text:p text:style-name="P1">Cheatsheet <text:s text:c="6"/>MaxiChallenge <text:s/>Prairie <text:s text:c="8"/>Ruby.rb <text:s text:c="2"/>test.html</text:p>
      <text:p text:style-name="P1">julie@Julie:~/Bureau$ cd CV/</text:p>
      <text:p text:style-name="P1">julie@Julie:~/Bureau/CV$ ll</text:p>
      <text:p text:style-name="P1">total 24</text:p>
      <text:p text:style-name="P1">drwxr-xr-x 3 julie julie 4096 sept. 29 13:54 ./</text:p>
      <text:p text:style-name="P1">drwxr-xr-x 7 julie julie 4096 sept. 29 14:04 ../</text:p>
      <text:p text:style-name="P1">-rw-r--r-- 1 julie julie 1871 sept. 28 22:00 cv.css</text:p>
      <text:p text:style-name="P1">-rw-r--r-- 1 julie julie 3262 sept. 28 22:00 CV.html</text:p>
      <text:p text:style-name="P1">drwxr-xr-x 2 julie julie 4096 sept. 28 18:21 exercices/</text:p>
      <text:p text:style-name="P1">-rw-rw-r-- 1 julie julie <text:s text:c="3"/>9 sept. 29 13:55 README.md</text:p>
      <text:p text:style-name="P1">julie@Julie:~/Bureau/CV$ cd ..</text:p>
      <text:p text:style-name="P1">julie@Julie:~/Bureau$ mv CV/ CVS</text:p>
      <text:p text:style-name="P1">julie@Julie:~/Bureau$ ls</text:p>
      <text:p text:style-name="P1">6-ProjetWeb.pdf <text:s/>CVS <text:s text:c="11"/>micka poubelle <text:s/>Ruby.odt <text:s/>testcss.css</text:p>
      <text:p text:style-name="P1">Cheatsheet <text:s text:c="6"/>MaxiChallenge <text:s/>Prairie <text:s text:c="8"/>Ruby.rb <text:s text:c="2"/>test.html</text:p>
      <text:p text:style-name="P1">julie@Julie:~/Bureau$ git clone https://github.com/julieperbal/cv.git</text:p>
      <text:p text:style-name="P1">Clonage dans 'cv'...</text:p>
      <text:p text:style-name="P1">remote: Counting objects: 3, done.</text:p>
      <text:p text:style-name="P1">remote: Total 3 (delta 0), reused 0 (delta 0), pack-reused 0</text:p>
      <text:p text:style-name="P1">Dépaquetage des objets: 100% (3/3), fait.</text:p>
      <text:p text:style-name="P1">Vérification de la connectivité... fait.</text:p>
      <text:p text:style-name="P1">julie@Julie:~/Bureau$ ls</text:p>
      <text:p text:style-name="P1">6-ProjetWeb.pdf <text:s/>cv <text:s text:c="2"/>MaxiChallenge <text:s text:c="2"/>Prairie <text:s text:c="2"/>Ruby.rb <text:s text:c="5"/>test.html</text:p>
      <text:p text:style-name="P1">Cheatsheet <text:s text:c="6"/>CVS <text:s/>micka poubelle <text:s/>Ruby.odt <text:s/>testcss.css</text:p>
      <text:p text:style-name="P1">julie@Julie:~/Bureau$ cd CVS/</text:p>
      <text:p text:style-name="P1">julie@Julie:~/Bureau/CVS$ </text:p>
      <text:p text:style-name="P1">julie@Julie:~/Bureau/CVS$ ll</text:p>
      <text:p text:style-name="P1">total 24</text:p>
      <text:p text:style-name="P1">drwxr-xr-x 3 julie julie 4096 sept. 29 13:54 ./</text:p>
      <text:p text:style-name="P1">drwxr-xr-x 8 julie julie 4096 sept. 29 14:32 ../</text:p>
      <text:p text:style-name="P1">-rw-r--r-- 1 julie julie 1871 sept. 28 22:00 cv.css</text:p>
      <text:p text:style-name="P1">-rw-r--r-- 1 julie julie 3262 sept. 28 22:00 CV.html</text:p>
      <text:p text:style-name="P1">drwxr-xr-x 2 julie julie 4096 sept. 28 18:21 exercices/</text:p>
      <text:p text:style-name="P1">-rw-rw-r-- 1 julie julie <text:s text:c="3"/>9 sept. 29 13:55 README.md</text:p>
      <text:p text:style-name="P1">julie@Julie:~/Bureau/CVS$ cd ../C</text:p>
      <text:p text:style-name="P1">Cheatsheet/ CVS/ <text:s text:c="7"/></text:p>
      <text:p text:style-name="P1">julie@Julie:~/Bureau/CVS$ cd ../cv/</text:p>
      <text:p text:style-name="P1">julie@Julie:~/Bureau/cv$ ll</text:p>
      <text:p text:style-name="P1">total 16</text:p>
      <text:p text:style-name="P1">drwxrwxr-x 3 julie julie 4096 sept. 29 14:32 ./</text:p>
      <text:p text:style-name="P1">drwxr-xr-x 8 julie julie 4096 sept. 29 14:32 ../</text:p>
      <text:p text:style-name="P1">drwxrwxr-x 8 julie julie 4096 sept. 29 14:32 .git/</text:p>
      <text:p text:style-name="P1">-rw-rw-r-- 1 julie julie <text:s text:c="3"/>4 sept. 29 14:32 README.md</text:p>
      <text:p text:style-name="P1">julie@Julie:~/Bureau/cv$ cp ../CVS/CV.html .</text:p>
      <text:p text:style-name="P1"><text:soft-page-break/>julie@Julie:~/Bureau/cv$ ls</text:p>
      <text:p text:style-name="P1">CV.html <text:s/>README.md</text:p>
      <text:p text:style-name="P1">julie@Julie:~/Bureau/cv$ cp ../CVS/cv.css .</text:p>
      <text:p text:style-name="P1">julie@Julie:~/Bureau/cv$ ls</text:p>
      <text:p text:style-name="P1">cv.css <text:s/>CV.html <text:s/>README.md</text:p>
      <text:p text:style-name="P1">julie@Julie:~/Bureau/cv$ cp ../CVS/exercices/ .</text:p>
      <text:p text:style-name="P1">cp: omission du répertoire '../CVS/exercices/'</text:p>
      <text:p text:style-name="P1">julie@Julie:~/Bureau/cv$ cp -rf ../CVS/exercices/ .</text:p>
      <text:p text:style-name="P1">julie@Julie:~/Bureau/cv$ ls</text:p>
      <text:p text:style-name="P1">cv.css <text:s/>CV.html <text:s/>exercices <text:s/>README.md</text:p>
      <text:p text:style-name="P1">julie@Julie:~/Bureau/cv$ git add --all</text:p>
      <text:p text:style-name="P1">julie@Julie:~/Bureau/cv$ git commit -m "1er commit"</text:p>
      <text:p text:style-name="P1">[master 76307d4] 1er commit</text:p>
      <text:p text:style-name="P1"><text:s/>6 files changed, 203 insertions(+)</text:p>
      <text:p text:style-name="P1"><text:s/>create mode 100644 CV.html</text:p>
      <text:p text:style-name="P1"><text:s/>create mode 100644 cv.css</text:p>
      <text:p text:style-name="P1"><text:s/>create mode 100644 exercices/Amazingsound.ttf</text:p>
      <text:p text:style-name="P1"><text:s/>create mode 100644 exercices/Julie.JPG</text:p>
      <text:p text:style-name="P1"><text:s/>create mode 100644 exercices/fonds.jpg</text:p>
      <text:p text:style-name="P1"><text:s/>create mode 100644 exercices/julie-mini.jpg</text:p>
      <text:p text:style-name="P1">julie@Julie:~/Bureau/cv$ git push origin master</text:p>
      <text:p text:style-name="P1">Username for 'https://github.com': julieperbal</text:p>
      <text:p text:style-name="P1">Password for 'https://julieperbal@github.com': </text:p>
      <text:p text:style-name="P1">Décompte des objets: 9, fait.</text:p>
      <text:p text:style-name="P1">Delta compression using up to 4 threads.</text:p>
      <text:p text:style-name="P1">Compression des objets: 100% (9/9), fait.</text:p>
      <text:p text:style-name="P1">Écriture des objets: 100% (9/9), 498.66 KiB | 0 bytes/s, fait.</text:p>
      <text:p text:style-name="P1">Total 9 (delta 0), reused 0 (delta 0)</text:p>
      <text:p text:style-name="P1">To https://github.com/julieperbal/cv.git</text:p>
      <text:p text:style-name="P1"><text:s text:c="3"/>4922485..76307d4 <text:s/>master -&gt; master</text:p>
      <text:p text:style-name="P1">julie@Julie:~/Bureau/cv$ git pull</text:p>
      <text:p text:style-name="P1">Already up-to-date.</text:p>
      <text:p text:style-name="P1">julie@Julie:~/Bureau/cv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1:30:42.036630523</meta:creation-date>
    <meta:editing-duration>PT10M28S</meta:editing-duration>
    <meta:editing-cycles>2</meta:editing-cycles>
    <meta:generator>LibreOffice/5.1.4.2$Linux_X86_64 LibreOffice_project/10m0$Build-2</meta:generator>
    <dc:date>2016-10-03T11:41:08.630165497</dc:date>
    <meta:document-statistic meta:table-count="0" meta:image-count="0" meta:object-count="0" meta:page-count="2" meta:paragraph-count="84" meta:word-count="413" meta:character-count="3323" meta:non-whitespace-character-count="2849"/>
  </office:meta>
</office:document-meta>
</file>